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B00000068EF94BFBD6A952857.jpg" manifest:media-type="image/jpeg"/>
  <manifest:file-entry manifest:full-path="Pictures/1000020100000080000000800F3254CFE33124B2.png" manifest:media-type="image/png"/>
  <manifest:file-entry manifest:full-path="Pictures/1000020100000073000000C99818260AF43E1AC3.png" manifest:media-type="image/png"/>
  <manifest:file-entry manifest:full-path="Pictures/10000201000001180000009178FCCAFE7EBB123E.png" manifest:media-type="image/png"/>
  <manifest:file-entry manifest:full-path="Pictures/100002010000013600000073DFAFB46F21CB4397.png" manifest:media-type="image/png"/>
  <manifest:file-entry manifest:full-path="Pictures/10000201000001190000003DA1955A86F01D12CC.png" manifest:media-type="image/png"/>
  <manifest:file-entry manifest:full-path="Pictures/10000201000000D2000002077008869B3D10FD27.png" manifest:media-type="image/png"/>
  <manifest:file-entry manifest:full-path="Pictures/100002010000019C0000005526474F8E821F4ABF.png" manifest:media-type="image/png"/>
  <manifest:file-entry manifest:full-path="Pictures/1000020100000117000000BCFCA4332D44FF9245.png" manifest:media-type="image/png"/>
  <manifest:file-entry manifest:full-path="Pictures/10000201000001190000007E77E82B08703CD7A6.png" manifest:media-type="image/png"/>
  <manifest:file-entry manifest:full-path="Pictures/100002010000011900000090A237E8806EB02232.png" manifest:media-type="image/png"/>
  <manifest:file-entry manifest:full-path="Pictures/100002010000019F000000C68388D97B339886B9.png" manifest:media-type="image/png"/>
  <manifest:file-entry manifest:full-path="Pictures/100000000000011C0000006AC46770369AE3B02A.jpg" manifest:media-type="image/jpeg"/>
  <manifest:file-entry manifest:full-path="Pictures/10000201000001BE0000006BD0F074C627C8D3EC.png" manifest:media-type="image/png"/>
  <manifest:file-entry manifest:full-path="Pictures/10000201000001180000003CF7A1BB52DB0E4162.png" manifest:media-type="image/png"/>
  <manifest:file-entry manifest:full-path="Pictures/10000201000001A1000000637BEA366527AF09A4.png" manifest:media-type="image/png"/>
  <manifest:file-entry manifest:full-path="Pictures/1000020100000119000000400B4D06D0C405BC91.png" manifest:media-type="image/png"/>
  <manifest:file-entry manifest:full-path="Pictures/1000020100000118000000681C8F7EA0BAF59A2F.png" manifest:media-type="image/png"/>
  <manifest:file-entry manifest:full-path="Pictures/100002010000009F0000007DB86025B90F3EB49D.png" manifest:media-type="image/png"/>
  <manifest:file-entry manifest:full-path="Pictures/10000201000000AE0000007F92C4A0A173301FC9.png" manifest:media-type="image/png"/>
  <manifest:file-entry manifest:full-path="Pictures/1000020100000118000000D205633F0F95A224AD.png" manifest:media-type="image/png"/>
  <manifest:file-entry manifest:full-path="Pictures/100002010000011A00000054872E6FE1C4D0125A.png" manifest:media-type="image/png"/>
  <manifest:file-entry manifest:full-path="Pictures/100002010000019C00000032CD1BA86566E9CB66.png" manifest:media-type="image/png"/>
  <manifest:file-entry manifest:full-path="Pictures/10000201000001730000003F73AF45337B8989A2.png" manifest:media-type="image/png"/>
  <manifest:file-entry manifest:full-path="Pictures/100002010000011D000000418C3CBB270F239D46.png" manifest:media-type="image/png"/>
  <manifest:file-entry manifest:full-path="Pictures/100002010000011C0000004594DF04342C36ED4C.png" manifest:media-type="image/png"/>
  <manifest:file-entry manifest:full-path="Pictures/100002010000011900000052A995DA6455D7E5BC.png" manifest:media-type="image/png"/>
  <manifest:file-entry manifest:full-path="Pictures/100002010000010D000000A15431B16F7F4D6E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Standard">
      <style:text-properties officeooo:paragraph-rsid="00795811"/>
    </style:style>
    <style:style style:name="P4" style:family="paragraph" style:parent-style-name="Standard">
      <style:text-properties officeooo:paragraph-rsid="007b4968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paragraph-rsid="00677a55"/>
    </style:style>
    <style:style style:name="P7" style:family="paragraph" style:parent-style-name="Text_20_body">
      <style:text-properties officeooo:paragraph-rsid="00677a55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d19d" officeooo:paragraph-rsid="0067d19d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paragraph-rsid="00727ae5"/>
    </style:style>
    <style:style style:name="P13" style:family="paragraph" style:parent-style-name="Text_20_body">
      <style:text-properties officeooo:rsid="019ea909" officeooo:paragraph-rsid="007b51a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paragraph-rsid="007b51a0"/>
    </style:style>
    <style:style style:name="P16" style:family="paragraph" style:parent-style-name="Text_20_body">
      <style:text-properties officeooo:rsid="019ef7a8" officeooo:paragraph-rsid="007b51a0"/>
    </style:style>
    <style:style style:name="P17" style:family="paragraph" style:parent-style-name="Text_20_body">
      <style:text-properties officeooo:rsid="007d3ab8" officeooo:paragraph-rsid="007d3ab8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8" style:family="paragraph" style:parent-style-name="Heading_20_1">
      <style:paragraph-properties fo:margin-top="0cm" fo:margin-bottom="0cm" style:contextual-spacing="false"/>
    </style:style>
    <style:style style:name="P29" style:family="paragraph" style:parent-style-name="Heading_20_2">
      <style:text-properties officeooo:rsid="006789a6" officeooo:paragraph-rsid="006789a6"/>
    </style:style>
    <style:style style:name="P30" style:family="paragraph" style:parent-style-name="Heading_20_2">
      <style:text-properties officeooo:paragraph-rsid="00727ae5"/>
    </style:style>
    <style:style style:name="P31" style:family="paragraph" style:parent-style-name="Heading_20_3">
      <style:text-properties officeooo:paragraph-rsid="00677a55"/>
    </style:style>
    <style:style style:name="P32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86ac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69bfc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0677a55"/>
    </style:style>
    <style:style style:name="T17" style:family="text">
      <style:text-properties officeooo:rsid="006789a6"/>
    </style:style>
    <style:style style:name="T18" style:family="text">
      <style:text-properties officeooo:rsid="00727ae5"/>
    </style:style>
    <style:style style:name="T19" style:family="text">
      <style:text-properties officeooo:rsid="0067d19d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6" draw:name="Bild26" text:anchor-type="char" svg:width="0.831cm" svg:height="0.831cm" draw:z-index="2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3654_4126228218" text:style-name="Index_20_Link" text:visited-style-name="Index_20_Link">Graph Editor - Key Menu<text:tab/>4</text:a></text:p>
          <text:p text:style-name="P22"><text:a xlink:type="simple" xlink:href="#__RefHeading___Toc614_320583600" text:style-name="Index_20_Link" text:visited-style-name="Index_20_Link">Transform<text:tab/>4</text:a></text:p>
          <text:p text:style-name="P22"><text:a xlink:type="simple" xlink:href="#__RefHeading___Toc624_320583600" text:style-name="Index_20_Link" text:visited-style-name="Index_20_Link">Snap<text:tab/>7</text:a></text:p>
          <text:p text:style-name="P22"><text:a xlink:type="simple" xlink:href="#__RefHeading___Toc626_320583600" text:style-name="Index_20_Link" text:visited-style-name="Index_20_Link">Mirror<text:tab/>8</text:a></text:p>
          <text:p text:style-name="P22"><text:a xlink:type="simple" xlink:href="#__RefHeading___Toc182_2983988319" text:style-name="Index_20_Link" text:visited-style-name="Index_20_Link">Insert Keyframes<text:tab/>8</text:a></text:p>
          <text:p text:style-name="P22"><text:a xlink:type="simple" xlink:href="#__RefHeading___Toc184_2983988319" text:style-name="Index_20_Link" text:visited-style-name="Index_20_Link">Jump to Keyframes<text:tab/>9</text:a></text:p>
          <text:p text:style-name="P22"><text:a xlink:type="simple" xlink:href="#__RefHeading___Toc186_2983988319" text:style-name="Index_20_Link" text:visited-style-name="Index_20_Link">Copy Keyframes<text:tab/>9</text:a></text:p>
          <text:p text:style-name="P22"><text:a xlink:type="simple" xlink:href="#__RefHeading___Toc188_2983988319" text:style-name="Index_20_Link" text:visited-style-name="Index_20_Link">Paste Keyframes<text:tab/>9</text:a></text:p>
          <text:p text:style-name="P22"><text:a xlink:type="simple" xlink:href="#__RefHeading___Toc190_2983988319" text:style-name="Index_20_Link" text:visited-style-name="Index_20_Link">Paste Flipped<text:tab/>9</text:a></text:p>
          <text:p text:style-name="P22"><text:a xlink:type="simple" xlink:href="#__RefHeading___Toc192_2983988319" text:style-name="Index_20_Link" text:visited-style-name="Index_20_Link">Duplicate<text:tab/>9</text:a></text:p>
          <text:p text:style-name="P22"><text:a xlink:type="simple" xlink:href="#__RefHeading___Toc194_2983988319" text:style-name="Index_20_Link" text:visited-style-name="Index_20_Link">Delete Keyframes<text:tab/>10</text:a></text:p>
          <text:p text:style-name="P22"><text:a xlink:type="simple" xlink:href="#__RefHeading___Toc930_1132706634" text:style-name="Index_20_Link" text:visited-style-name="Index_20_Link">Decimate (Ratio)<text:tab/>10</text:a></text:p>
          <text:p text:style-name="P22"><text:a xlink:type="simple" xlink:href="#__RefHeading___Toc932_1132706634" text:style-name="Index_20_Link" text:visited-style-name="Index_20_Link">Decimate (Allowed Change)<text:tab/>10</text:a></text:p>
          <text:p text:style-name="P22"><text:a xlink:type="simple" xlink:href="#__RefHeading___Toc1354_3621840508" text:style-name="Index_20_Link" text:visited-style-name="Index_20_Link">Slider Operators<text:tab/>11</text:a></text:p>
          <text:p text:style-name="P22"><text:a xlink:type="simple" xlink:href="#__RefHeading___Toc198_2983988319" text:style-name="Index_20_Link" text:visited-style-name="Index_20_Link">Clean Keyframes<text:tab/>11</text:a></text:p>
          <text:p text:style-name="P22"><text:a xlink:type="simple" xlink:href="#__RefHeading___Toc200_2983988319" text:style-name="Index_20_Link" text:visited-style-name="Index_20_Link">Clean Channels<text:tab/>11</text:a></text:p>
          <text:p text:style-name="P22"><text:a xlink:type="simple" xlink:href="#__RefHeading___Toc946_1132706634" text:style-name="Index_20_Link" text:visited-style-name="Index_20_Link">Smooth Keys<text:tab/>11</text:a></text:p>
          <text:p text:style-name="P22"><text:a xlink:type="simple" xlink:href="#__RefHeading___Toc202_2983988319" text:style-name="Index_20_Link" text:visited-style-name="Index_20_Link">Sample Keyframes<text:tab/>12</text:a></text:p>
          <text:p text:style-name="P22"><text:a xlink:type="simple" xlink:href="#__RefHeading___Toc948_1132706634" text:style-name="Index_20_Link" text:visited-style-name="Index_20_Link">Bake Curve<text:tab/>12</text:a></text:p>
          <text:p text:style-name="P22"><text:a xlink:type="simple" xlink:href="#__RefHeading___Toc1122_2164526428" text:style-name="Index_20_Link" text:visited-style-name="Index_20_Link">Un-Bake Curve<text:tab/>12</text:a></text:p>
          <text:p text:style-name="P22"><text:a xlink:type="simple" xlink:href="#__RefHeading___Toc950_1132706634" text:style-name="Index_20_Link" text:visited-style-name="Index_20_Link">Discontinuity (Euler) Filter<text:tab/>12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9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1"><text:a xlink:type="simple" xlink:href="#__RefHeading___Toc3654_4126228218" text:style-name="Index_20_Link" text:visited-style-name="Index_20_Link">Graph Editor - Key Menu<text:tab/>4</text:a></text:p>
          <text:p text:style-name="P22"><text:a xlink:type="simple" xlink:href="#__RefHeading___Toc614_320583600" text:style-name="Index_20_Link" text:visited-style-name="Index_20_Link">Transform<text:tab/>4</text:a></text:p>
          <text:p text:style-name="P23"><text:a xlink:type="simple" xlink:href="#__RefHeading___Toc616_320583600" text:style-name="Index_20_Link" text:visited-style-name="Index_20_Link">Grab/Move<text:tab/>4</text:a></text:p>
          <text:p text:style-name="P24"><text:a xlink:type="simple" xlink:href="#__RefHeading___Toc2404_983040606" text:style-name="Index_20_Link" text:visited-style-name="Index_20_Link">Last Operator Move<text:tab/>4</text:a></text:p>
          <text:p text:style-name="P25"><text:a xlink:type="simple" xlink:href="#__RefHeading___Toc17263_1184479374" text:style-name="Index_20_Link" text:visited-style-name="Index_20_Link">Move X, Y Z<text:tab/>4</text:a></text:p>
          <text:p text:style-name="P25"><text:a xlink:type="simple" xlink:href="#__RefHeading___Toc563_3545106889" text:style-name="Index_20_Link" text:visited-style-name="Index_20_Link">Orientation<text:tab/>4</text:a></text:p>
          <text:p text:style-name="P25"><text:a xlink:type="simple" xlink:href="#__RefHeading___Toc2406_983040606" text:style-name="Index_20_Link" text:visited-style-name="Index_20_Link">Proportional editing<text:tab/>4</text:a></text:p>
          <text:p text:style-name="P26"><text:a xlink:type="simple" xlink:href="#__RefHeading___Toc1579_1763346469" text:style-name="Index_20_Link" text:visited-style-name="Index_20_Link">Proportional Falloff<text:tab/>5</text:a></text:p>
          <text:p text:style-name="P26"><text:a xlink:type="simple" xlink:href="#__RefHeading___Toc1545_1502043747" text:style-name="Index_20_Link" text:visited-style-name="Index_20_Link">Proportional Size<text:tab/>5</text:a></text:p>
          <text:p text:style-name="P26"><text:a xlink:type="simple" xlink:href="#__RefHeading___Toc1581_1763346469" text:style-name="Index_20_Link" text:visited-style-name="Index_20_Link">Connected<text:tab/>5</text:a></text:p>
          <text:p text:style-name="P26"><text:a xlink:type="simple" xlink:href="#__RefHeading___Toc1583_1763346469" text:style-name="Index_20_Link" text:visited-style-name="Index_20_Link">Projected(2D)<text:tab/>5</text:a></text:p>
          <text:p text:style-name="P23"><text:a xlink:type="simple" xlink:href="#__RefHeading___Toc618_320583600" text:style-name="Index_20_Link" text:visited-style-name="Index_20_Link">Extend<text:tab/>5</text:a></text:p>
          <text:p text:style-name="P24"><text:a xlink:type="simple" xlink:href="#__RefHeading___Toc2408_983040606" text:style-name="Index_20_Link" text:visited-style-name="Index_20_Link">Last Operator Transform<text:tab/>5</text:a></text:p>
          <text:p text:style-name="P25"><text:a xlink:type="simple" xlink:href="#__RefHeading___Toc17263_11844793741" text:style-name="Index_20_Link" text:visited-style-name="Index_20_Link">Values X, Y Z, W<text:tab/>5</text:a></text:p>
          <text:p text:style-name="P25"><text:a xlink:type="simple" xlink:href="#__RefHeading___Toc2410_983040606" text:style-name="Index_20_Link" text:visited-style-name="Index_20_Link">Axis<text:tab/>5</text:a></text:p>
          <text:p text:style-name="P25"><text:a xlink:type="simple" xlink:href="#__RefHeading___Toc563_35451068891" text:style-name="Index_20_Link" text:visited-style-name="Index_20_Link">Orientation<text:tab/>5</text:a></text:p>
          <text:p text:style-name="P25"><text:a xlink:type="simple" xlink:href="#__RefHeading___Toc2412_983040606" text:style-name="Index_20_Link" text:visited-style-name="Index_20_Link">Proportional editing<text:tab/>5</text:a></text:p>
          <text:p text:style-name="P26"><text:a xlink:type="simple" xlink:href="#__RefHeading___Toc1579_17633464691" text:style-name="Index_20_Link" text:visited-style-name="Index_20_Link">Proportional Falloff<text:tab/>5</text:a></text:p>
          <text:p text:style-name="P26"><text:a xlink:type="simple" xlink:href="#__RefHeading___Toc1545_15020437471" text:style-name="Index_20_Link" text:visited-style-name="Index_20_Link">Proportional Size<text:tab/>5</text:a></text:p>
          <text:p text:style-name="P26"><text:a xlink:type="simple" xlink:href="#__RefHeading___Toc1581_17633464691" text:style-name="Index_20_Link" text:visited-style-name="Index_20_Link">Connected<text:tab/>5</text:a></text:p>
          <text:p text:style-name="P26"><text:soft-page-break/><text:a xlink:type="simple" xlink:href="#__RefHeading___Toc1583_17633464691" text:style-name="Index_20_Link" text:visited-style-name="Index_20_Link">Projected(2D)<text:tab/>6</text:a></text:p>
          <text:p text:style-name="P23"><text:a xlink:type="simple" xlink:href="#__RefHeading___Toc620_320583600" text:style-name="Index_20_Link" text:visited-style-name="Index_20_Link">Rotate<text:tab/>6</text:a></text:p>
          <text:p text:style-name="P24"><text:a xlink:type="simple" xlink:href="#__RefHeading___Toc2414_983040606" text:style-name="Index_20_Link" text:visited-style-name="Index_20_Link">Last Operator Rotate<text:tab/>6</text:a></text:p>
          <text:p text:style-name="P25"><text:a xlink:type="simple" xlink:href="#__RefHeading___Toc17263_118447937411" text:style-name="Index_20_Link" text:visited-style-name="Index_20_Link">Angle<text:tab/>6</text:a></text:p>
          <text:p text:style-name="P25"><text:a xlink:type="simple" xlink:href="#__RefHeading___Toc577_3545106889" text:style-name="Index_20_Link" text:visited-style-name="Index_20_Link">Axis<text:tab/>6</text:a></text:p>
          <text:p text:style-name="P25"><text:a xlink:type="simple" xlink:href="#__RefHeading___Toc579_3545106889" text:style-name="Index_20_Link" text:visited-style-name="Index_20_Link">Orientation<text:tab/>6</text:a></text:p>
          <text:p text:style-name="P25"><text:a xlink:type="simple" xlink:href="#__RefHeading___Toc581_3545106889" text:style-name="Index_20_Link" text:visited-style-name="Index_20_Link">Proportional editing<text:tab/>6</text:a></text:p>
          <text:p text:style-name="P26"><text:a xlink:type="simple" xlink:href="#__RefHeading___Toc1579_176334646911" text:style-name="Index_20_Link" text:visited-style-name="Index_20_Link">Proportional Falloff<text:tab/>6</text:a></text:p>
          <text:p text:style-name="P26"><text:a xlink:type="simple" xlink:href="#__RefHeading___Toc1545_150204374711" text:style-name="Index_20_Link" text:visited-style-name="Index_20_Link">Proportional Size<text:tab/>6</text:a></text:p>
          <text:p text:style-name="P26"><text:a xlink:type="simple" xlink:href="#__RefHeading___Toc1581_176334646911" text:style-name="Index_20_Link" text:visited-style-name="Index_20_Link">Connected<text:tab/>6</text:a></text:p>
          <text:p text:style-name="P26"><text:a xlink:type="simple" xlink:href="#__RefHeading___Toc1583_176334646911" text:style-name="Index_20_Link" text:visited-style-name="Index_20_Link">Projected(2D)<text:tab/>6</text:a></text:p>
          <text:p text:style-name="P23"><text:a xlink:type="simple" xlink:href="#__RefHeading___Toc622_320583600" text:style-name="Index_20_Link" text:visited-style-name="Index_20_Link">Scale<text:tab/>6</text:a></text:p>
          <text:p text:style-name="P24"><text:a xlink:type="simple" xlink:href="#__RefHeading___Toc2416_983040606" text:style-name="Index_20_Link" text:visited-style-name="Index_20_Link">Last Operator Resize<text:tab/>7</text:a></text:p>
          <text:p text:style-name="P25"><text:a xlink:type="simple" xlink:href="#__RefHeading___Toc17263_1184479374111" text:style-name="Index_20_Link" text:visited-style-name="Index_20_Link">Angle<text:tab/>7</text:a></text:p>
          <text:p text:style-name="P25"><text:a xlink:type="simple" xlink:href="#__RefHeading___Toc577_35451068891" text:style-name="Index_20_Link" text:visited-style-name="Index_20_Link">Axis<text:tab/>7</text:a></text:p>
          <text:p text:style-name="P25"><text:a xlink:type="simple" xlink:href="#__RefHeading___Toc579_35451068891" text:style-name="Index_20_Link" text:visited-style-name="Index_20_Link">Orientation<text:tab/>7</text:a></text:p>
          <text:p text:style-name="P25"><text:a xlink:type="simple" xlink:href="#__RefHeading___Toc581_35451068891" text:style-name="Index_20_Link" text:visited-style-name="Index_20_Link">Proportional editing<text:tab/>7</text:a></text:p>
          <text:p text:style-name="P26"><text:a xlink:type="simple" xlink:href="#__RefHeading___Toc1579_1763346469111" text:style-name="Index_20_Link" text:visited-style-name="Index_20_Link">Proportional Falloff<text:tab/>7</text:a></text:p>
          <text:p text:style-name="P26"><text:a xlink:type="simple" xlink:href="#__RefHeading___Toc1545_1502043747111" text:style-name="Index_20_Link" text:visited-style-name="Index_20_Link">Proportional Size<text:tab/>7</text:a></text:p>
          <text:p text:style-name="P26"><text:a xlink:type="simple" xlink:href="#__RefHeading___Toc1581_1763346469111" text:style-name="Index_20_Link" text:visited-style-name="Index_20_Link">Connected<text:tab/>7</text:a></text:p>
          <text:p text:style-name="P26"><text:a xlink:type="simple" xlink:href="#__RefHeading___Toc1583_1763346469111" text:style-name="Index_20_Link" text:visited-style-name="Index_20_Link">Projected(2D)<text:tab/>7</text:a></text:p>
          <text:p text:style-name="P22"><text:a xlink:type="simple" xlink:href="#__RefHeading___Toc624_320583600" text:style-name="Index_20_Link" text:visited-style-name="Index_20_Link">Snap<text:tab/>7</text:a></text:p>
          <text:p text:style-name="P23"><text:a xlink:type="simple" xlink:href="#__RefHeading___Toc2418_983040606" text:style-name="Index_20_Link" text:visited-style-name="Index_20_Link">Last Operator Snap Keys<text:tab/>8</text:a></text:p>
          <text:p text:style-name="P24"><text:a xlink:type="simple" xlink:href="#__RefHeading___Toc17263_11844793741111" text:style-name="Index_20_Link" text:visited-style-name="Index_20_Link">Type<text:tab/>8</text:a></text:p>
          <text:p text:style-name="P23"><text:a xlink:type="simple" xlink:href="#__RefHeading___Toc5854_3193831649" text:style-name="Index_20_Link" text:visited-style-name="Index_20_Link">Equalize Handles<text:tab/>8</text:a></text:p>
          <text:p text:style-name="P24"><text:a xlink:type="simple" xlink:href="#__RefHeading___Toc5856_3193831649" text:style-name="Index_20_Link" text:visited-style-name="Index_20_Link">Last Operator Equalize Handles<text:tab/>8</text:a></text:p>
          <text:p text:style-name="P25"><text:a xlink:type="simple" xlink:href="#__RefHeading___Toc17263_118447937411112" text:style-name="Index_20_Link" text:visited-style-name="Index_20_Link">Side<text:tab/>8</text:a></text:p>
          <text:p text:style-name="P25"><text:a xlink:type="simple" xlink:href="#__RefHeading___Toc5858_3193831649" text:style-name="Index_20_Link" text:visited-style-name="Index_20_Link">Handle length<text:tab/>8</text:a></text:p>
          <text:p text:style-name="P25"><text:a xlink:type="simple" xlink:href="#__RefHeading___Toc5860_3193831649" text:style-name="Index_20_Link" text:visited-style-name="Index_20_Link">Flatten<text:tab/>8</text:a></text:p>
          <text:p text:style-name="P22"><text:a xlink:type="simple" xlink:href="#__RefHeading___Toc626_320583600" text:style-name="Index_20_Link" text:visited-style-name="Index_20_Link">Mirror<text:tab/>8</text:a></text:p>
          <text:p text:style-name="P23"><text:a xlink:type="simple" xlink:href="#__RefHeading___Toc2420_983040606" text:style-name="Index_20_Link" text:visited-style-name="Index_20_Link">Last Operator Mirror Keys<text:tab/>8</text:a></text:p>
          <text:p text:style-name="P24"><text:a xlink:type="simple" xlink:href="#__RefHeading___Toc17263_118447937411111" text:style-name="Index_20_Link" text:visited-style-name="Index_20_Link">Type<text:tab/>8</text:a></text:p>
          <text:p text:style-name="P22"><text:a xlink:type="simple" xlink:href="#__RefHeading___Toc182_2983988319" text:style-name="Index_20_Link" text:visited-style-name="Index_20_Link">Insert Keyframes<text:tab/>8</text:a></text:p>
          <text:p text:style-name="P23"><text:a xlink:type="simple" xlink:href="#__RefHeading___Toc910_1132706634" text:style-name="Index_20_Link" text:visited-style-name="Index_20_Link">Last Operator Insert Keyframes<text:tab/>9</text:a></text:p>
          <text:p text:style-name="P24"><text:a xlink:type="simple" xlink:href="#__RefHeading___Toc17263_1184479374111111" text:style-name="Index_20_Link" text:visited-style-name="Index_20_Link">Type<text:tab/>9</text:a></text:p>
          <text:p text:style-name="P22"><text:a xlink:type="simple" xlink:href="#__RefHeading___Toc184_2983988319" text:style-name="Index_20_Link" text:visited-style-name="Index_20_Link">Jump to Keyframes<text:tab/>9</text:a></text:p>
          <text:p text:style-name="P22"><text:a xlink:type="simple" xlink:href="#__RefHeading___Toc186_2983988319" text:style-name="Index_20_Link" text:visited-style-name="Index_20_Link">Copy Keyframes<text:tab/>9</text:a></text:p>
          <text:p text:style-name="P22"><text:a xlink:type="simple" xlink:href="#__RefHeading___Toc188_2983988319" text:style-name="Index_20_Link" text:visited-style-name="Index_20_Link">Paste Keyframes<text:tab/>9</text:a></text:p>
          <text:p text:style-name="P22"><text:a xlink:type="simple" xlink:href="#__RefHeading___Toc190_2983988319" text:style-name="Index_20_Link" text:visited-style-name="Index_20_Link">Paste Flipped<text:tab/>9</text:a></text:p>
          <text:p text:style-name="P23"><text:a xlink:type="simple" xlink:href="#__RefHeading___Toc912_1132706634" text:style-name="Index_20_Link" text:visited-style-name="Index_20_Link">Last Operator Paste Keyframes / Flipped<text:tab/>9</text:a></text:p>
          <text:p text:style-name="P24"><text:a xlink:type="simple" xlink:href="#__RefHeading___Toc914_1132706634" text:style-name="Index_20_Link" text:visited-style-name="Index_20_Link">Offset<text:tab/>9</text:a></text:p>
          <text:p text:style-name="P24"><text:a xlink:type="simple" xlink:href="#__RefHeading___Toc17263_11844793741111111" text:style-name="Index_20_Link" text:visited-style-name="Index_20_Link">Type<text:tab/>9</text:a></text:p>
          <text:p text:style-name="P24"><text:a xlink:type="simple" xlink:href="#__RefHeading___Toc916_1132706634" text:style-name="Index_20_Link" text:visited-style-name="Index_20_Link">Flipped<text:tab/>9</text:a></text:p>
          <text:p text:style-name="P22"><text:a xlink:type="simple" xlink:href="#__RefHeading___Toc192_2983988319" text:style-name="Index_20_Link" text:visited-style-name="Index_20_Link">Duplicate<text:tab/>9</text:a></text:p>
          <text:p text:style-name="P23"><text:a xlink:type="simple" xlink:href="#__RefHeading___Toc918_1132706634" text:style-name="Index_20_Link" text:visited-style-name="Index_20_Link">Last Operator Duplicate<text:tab/>9</text:a></text:p>
          <text:p text:style-name="P24"><text:a xlink:type="simple" xlink:href="#__RefHeading___Toc920_1132706634" text:style-name="Index_20_Link" text:visited-style-name="Index_20_Link">Mode<text:tab/>9</text:a></text:p>
          <text:p text:style-name="P24"><text:a xlink:type="simple" xlink:href="#__RefHeading___Toc922_1132706634" text:style-name="Index_20_Link" text:visited-style-name="Index_20_Link">Values X / Y<text:tab/>9</text:a></text:p>
          <text:p text:style-name="P24"><text:a xlink:type="simple" xlink:href="#__RefHeading___Toc924_1132706634" text:style-name="Index_20_Link" text:visited-style-name="Index_20_Link">Axis<text:tab/>10</text:a></text:p>
          <text:p text:style-name="P24"><text:a xlink:type="simple" xlink:href="#__RefHeading___Toc926_1132706634" text:style-name="Index_20_Link" text:visited-style-name="Index_20_Link">Orientation<text:tab/>10</text:a></text:p>
          <text:p text:style-name="P24"><text:a xlink:type="simple" xlink:href="#__RefHeading___Toc928_1132706634" text:style-name="Index_20_Link" text:visited-style-name="Index_20_Link">Proportional editing<text:tab/>10</text:a></text:p>
          <text:p text:style-name="P25"><text:a xlink:type="simple" xlink:href="#__RefHeading___Toc1579_17633464691111" text:style-name="Index_20_Link" text:visited-style-name="Index_20_Link">Proportional Falloff<text:tab/>10</text:a></text:p>
          <text:p text:style-name="P25"><text:a xlink:type="simple" xlink:href="#__RefHeading___Toc1545_15020437471111" text:style-name="Index_20_Link" text:visited-style-name="Index_20_Link">Proportional Size<text:tab/>10</text:a></text:p>
          <text:p text:style-name="P25"><text:a xlink:type="simple" xlink:href="#__RefHeading___Toc1581_17633464691111" text:style-name="Index_20_Link" text:visited-style-name="Index_20_Link">Connected<text:tab/>10</text:a></text:p>
          <text:p text:style-name="P25"><text:soft-page-break/><text:a xlink:type="simple" xlink:href="#__RefHeading___Toc1583_17633464691111" text:style-name="Index_20_Link" text:visited-style-name="Index_20_Link">Projected(2D)<text:tab/>10</text:a></text:p>
          <text:p text:style-name="P22"><text:a xlink:type="simple" xlink:href="#__RefHeading___Toc194_2983988319" text:style-name="Index_20_Link" text:visited-style-name="Index_20_Link">Delete Keyframes<text:tab/>10</text:a></text:p>
          <text:p text:style-name="P22"><text:a xlink:type="simple" xlink:href="#__RefHeading___Toc930_1132706634" text:style-name="Index_20_Link" text:visited-style-name="Index_20_Link">Decimate (Ratio)<text:tab/>10</text:a></text:p>
          <text:p text:style-name="P22"><text:a xlink:type="simple" xlink:href="#__RefHeading___Toc932_1132706634" text:style-name="Index_20_Link" text:visited-style-name="Index_20_Link">Decimate (Allowed Change)<text:tab/>10</text:a></text:p>
          <text:p text:style-name="P23"><text:a xlink:type="simple" xlink:href="#__RefHeading___Toc934_1132706634" text:style-name="Index_20_Link" text:visited-style-name="Index_20_Link">Last Operator Decimate Keyframes<text:tab/>10</text:a></text:p>
          <text:p text:style-name="P24"><text:a xlink:type="simple" xlink:href="#__RefHeading___Toc936_1132706634" text:style-name="Index_20_Link" text:visited-style-name="Index_20_Link">Mode<text:tab/>10</text:a></text:p>
          <text:p text:style-name="P24"><text:a xlink:type="simple" xlink:href="#__RefHeading___Toc938_1132706634" text:style-name="Index_20_Link" text:visited-style-name="Index_20_Link">Remove or Max Error Margin<text:tab/>10</text:a></text:p>
          <text:p text:style-name="P22"><text:a xlink:type="simple" xlink:href="#__RefHeading___Toc1354_3621840508" text:style-name="Index_20_Link" text:visited-style-name="Index_20_Link">Slider Operators<text:tab/>11</text:a></text:p>
          <text:p text:style-name="P23"><text:a xlink:type="simple" xlink:href="#__RefHeading___Toc2166_3621840508" text:style-name="Index_20_Link" text:visited-style-name="Index_20_Link">Breakdown<text:tab/>11</text:a></text:p>
          <text:p text:style-name="P24"><text:a xlink:type="simple" xlink:href="#__RefHeading___Toc4760_2183246537" text:style-name="Index_20_Link" text:visited-style-name="Index_20_Link">Last Operator Breakdown<text:tab/>11</text:a></text:p>
          <text:p text:style-name="P25"><text:a xlink:type="simple" xlink:href="#__RefHeading___Toc4762_2183246537" text:style-name="Index_20_Link" text:visited-style-name="Index_20_Link">Factor<text:tab/>11</text:a></text:p>
          <text:p text:style-name="P23"><text:a xlink:type="simple" xlink:href="#__RefHeading___Toc2168_3621840508" text:style-name="Index_20_Link" text:visited-style-name="Index_20_Link">Blend to Neighbout<text:tab/>11</text:a></text:p>
          <text:p text:style-name="P24"><text:a xlink:type="simple" xlink:href="#__RefHeading___Toc4760_21832465371" text:style-name="Index_20_Link" text:visited-style-name="Index_20_Link">Last Operator Blend to Neighbour<text:tab/>11</text:a></text:p>
          <text:p text:style-name="P25"><text:a xlink:type="simple" xlink:href="#__RefHeading___Toc3213_4101203148" text:style-name="Index_20_Link" text:visited-style-name="Index_20_Link">Blend<text:tab/>11</text:a></text:p>
          <text:p text:style-name="P22"><text:a xlink:type="simple" xlink:href="#__RefHeading___Toc198_2983988319" text:style-name="Index_20_Link" text:visited-style-name="Index_20_Link">Clean Keyframes<text:tab/>11</text:a></text:p>
          <text:p text:style-name="P22"><text:a xlink:type="simple" xlink:href="#__RefHeading___Toc200_2983988319" text:style-name="Index_20_Link" text:visited-style-name="Index_20_Link">Clean Channels<text:tab/>11</text:a></text:p>
          <text:p text:style-name="P23"><text:a xlink:type="simple" xlink:href="#__RefHeading___Toc940_1132706634" text:style-name="Index_20_Link" text:visited-style-name="Index_20_Link">Last Operator Clean Keyframes<text:tab/>11</text:a></text:p>
          <text:p text:style-name="P24"><text:a xlink:type="simple" xlink:href="#__RefHeading___Toc942_1132706634" text:style-name="Index_20_Link" text:visited-style-name="Index_20_Link">Threshold<text:tab/>11</text:a></text:p>
          <text:p text:style-name="P24"><text:a xlink:type="simple" xlink:href="#__RefHeading___Toc944_1132706634" text:style-name="Index_20_Link" text:visited-style-name="Index_20_Link">Channels<text:tab/>11</text:a></text:p>
          <text:p text:style-name="P22"><text:a xlink:type="simple" xlink:href="#__RefHeading___Toc946_1132706634" text:style-name="Index_20_Link" text:visited-style-name="Index_20_Link">Smooth Keys<text:tab/>11</text:a></text:p>
          <text:p text:style-name="P22"><text:a xlink:type="simple" xlink:href="#__RefHeading___Toc202_2983988319" text:style-name="Index_20_Link" text:visited-style-name="Index_20_Link">Sample Keyframes<text:tab/>12</text:a></text:p>
          <text:p text:style-name="P22"><text:a xlink:type="simple" xlink:href="#__RefHeading___Toc948_1132706634" text:style-name="Index_20_Link" text:visited-style-name="Index_20_Link">Bake Curve<text:tab/>12</text:a></text:p>
          <text:p text:style-name="P22"><text:a xlink:type="simple" xlink:href="#__RefHeading___Toc1122_2164526428" text:style-name="Index_20_Link" text:visited-style-name="Index_20_Link">Un-Bake Curve<text:tab/>12</text:a></text:p>
          <text:p text:style-name="P22"><text:a xlink:type="simple" xlink:href="#__RefHeading___Toc950_1132706634" text:style-name="Index_20_Link" text:visited-style-name="Index_20_Link">Discontinuity (Euler) Filter<text:tab/>12</text:a></text:p>
        </text:index-body>
      </text:table-of-content>
      <text:p text:style-name="P4"/>
      <table:table table:name="Tabelle22" table:style-name="Tabelle22">
        <table:table-column table:style-name="Tabelle22.A"/>
        <table:table-row table:style-name="TableLine1844003629552">
          <table:table-cell table:style-name="Tabelle22.A1" office:value-type="string">
            <text:h text:style-name="P28" text:outline-level="1"><text:bookmark-start text:name="__RefHeading___Toc3654_4126228218"/><text:span text:style-name="T14">Graph</text:span> Editor - Key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x="15.21cm" svg:y="0.307cm" svg:width="3.56cm" svg:height="8.789cm" draw:z-index="0"><draw:image xlink:href="Pictures/10000201000000D2000002077008869B3D10FD27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6.971cm" svg:height="1.439cm" draw:z-index="1"><draw:image xlink:href="Pictures/100002010000019C0000005526474F8E821F4A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78FCCAFE7EBB123E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293cm" svg:width="5.249cm" svg:height="1.951cm" draw:z-index="8"><draw:image xlink:href="Pictures/100002010000013600000073DFAFB46F21CB4397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FCA4332D44FF924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293cm" svg:width="5.249cm" svg:height="1.951cm" draw:z-index="11"><draw:image xlink:href="Pictures/100002010000013600000073DFAFB46F21CB4397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77E82B08703CD7A6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9818260AF43E1AC3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293cm" svg:width="5.249cm" svg:height="1.951cm" draw:z-index="12"><draw:image xlink:href="Pictures/100002010000013600000073DFAFB46F21CB4397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A237E8806EB02232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9818260AF43E1AC3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293cm" svg:width="5.249cm" svg:height="1.951cm" draw:z-index="15"><draw:image xlink:href="Pictures/100002010000013600000073DFAFB46F21CB4397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31cm" svg:height="3.35cm" draw:z-index="2"><draw:image xlink:href="Pictures/100002010000019F000000C68388D97B339886B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A1955A86F01D12CC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1" draw:name="Bild33" text:anchor-type="paragraph" svg:y="0.415cm" svg:width="4.81cm" svg:height="1.799cm" draw:z-index="34"><draw:image xlink:href="Pictures/100000000000011C0000006AC46770369AE3B02A.jpg" xlink:type="simple" xlink:show="embed" xlink:actuate="onLoad" draw:mime-type="image/jpeg"/></draw:frame><text:bookmark-start text:name="__RefHeading___Toc5856_3193831649"/>Last Operator <text:span text:style-name="T13">Equalize Handles</text:span><text:bookmark-end text:name="__RefHeading___Toc5856_3193831649"/></text:h>
      <text:p text:style-name="P27"/>
      <text:p text:style-name="P27"/>
      <text:h text:style-name="Heading_20_5" text:outline-level="5"><text:bookmark-start text:name="__RefHeading___Toc17263_118447937411112"/>Side<draw:frame draw:style-name="fr3" draw:name="Bild34" text:anchor-type="char" svg:y="0.473cm" svg:width="2.619cm" svg:height="1.76cm" draw:z-index="35"><draw:image xlink:href="Pictures/100000000000009B00000068EF94BFBD6A952857.jpg" xlink:type="simple" xlink:show="embed" xlink:actuate="onLoad" draw:mime-type="image/jpeg"/></draw:frame><text:bookmark-end text:name="__RefHeading___Toc17263_118447937411112"/></text:h>
      <text:p text:style-name="P17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7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7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D0F074C627C8D3EC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F7A1BB52DB0E4162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BEA366527AF09A4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0B4D06D0C405BC91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C8F7EA0BAF59A2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B86025B90F3EB49D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92C4A0A173301FC9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6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31" text:outline-level="3"><draw:frame draw:style-name="fr2" draw:name="Bild17" text:anchor-type="paragraph" svg:x="13.961cm" svg:y="0.134cm" svg:width="4.74cm" svg:height="3.56cm" draw:z-index="24"><draw:image xlink:href="Pictures/1000020100000118000000D205633F0F95A224AD.png" xlink:type="simple" xlink:show="embed" xlink:actuate="onLoad" draw:mime-type="image/png"/></draw:frame><text:bookmark-start text:name="__RefHeading___Toc918_1132706634"/>Last Operator <text:span text:style-name="T9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1" draw:name="Bild18" text:anchor-type="paragraph" svg:y="0.293cm" svg:width="5.249cm" svg:height="1.951cm" draw:z-index="25"><draw:image xlink:href="Pictures/100002010000013600000073DFAFB46F21CB4397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7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7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7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7">The proportional falloff gets calculated in the screen space. Depth doesn't play a role. When it's in the radius, then it gets calculated.</text:p>
      <text:p text:style-name="P6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6">.</text:span></text:p>
      <text:h text:style-name="P29" text:outline-level="2"><text:bookmark-start text:name="__RefHeading___Toc930_1132706634"/>Decimate (Ratio)<text:bookmark-end text:name="__RefHeading___Toc930_1132706634"/></text:h>
      <text:p text:style-name="P9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9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872E6FE1C4D0125A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7">decimate mode. Error margin is Allowed change.</text:span></text:p>
      <text:h text:style-name="Heading_20_4" text:outline-level="4"><text:bookmark-start text:name="__RefHeading___Toc938_1132706634"/><text:span text:style-name="T17">Remove or </text:span>Max Error Margin<text:bookmark-end text:name="__RefHeading___Toc938_1132706634"/></text:h>
      <text:p text:style-name="P9">The percentage of keyframes to remove.</text:p>
      <text:h text:style-name="Heading_20_2" text:outline-level="2"><draw:frame draw:style-name="fr1" draw:name="Bild27" text:anchor-type="paragraph" svg:y="0.134cm" svg:width="6.99cm" svg:height="0.85cm" draw:z-index="29"><draw:image xlink:href="Pictures/100002010000019C00000032CD1BA86566E9CB66.png" xlink:type="simple" xlink:show="embed" xlink:actuate="onLoad" draw:mime-type="image/png"/></draw:frame><text:bookmark-start text:name="__RefHeading___Toc1354_3621840508"/><text:soft-page-break/>Slider Operators<text:bookmark-end text:name="__RefHeading___Toc1354_3621840508"/></text:h>
      <text:h text:style-name="Heading_20_3" text:outline-level="3"><text:bookmark-start text:name="__RefHeading___Toc2166_3621840508"/><text:span text:style-name="T15">Breakdown</text:span> <text:bookmark-end text:name="__RefHeading___Toc2166_3621840508"/></text:h>
      <text:p text:style-name="P13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3" draw:name="Bild29" text:anchor-type="char" svg:y="0.139cm" svg:width="6.279cm" svg:height="1.071cm" draw:z-index="33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12cm" svg:width="4.83cm" svg:height="1.101cm" draw:z-index="32"><draw:image xlink:href="Pictures/100002010000011D000000418C3CBB270F239D46.png" xlink:type="simple" xlink:show="embed" xlink:actuate="onLoad" draw:mime-type="image/png"/></draw:frame><text:bookmark-start text:name="__RefHeading___Toc4760_2183246537"/>Last Operator <text:span text:style-name="T11">B</text:span><text:span text:style-name="T12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6">The percentage of relaxing. </text:p>
      <text:h text:style-name="Heading_20_3" text:outline-level="3"><text:bookmark-start text:name="__RefHeading___Toc2168_3621840508"/>Blend to Neighbout<text:bookmark-end text:name="__RefHeading___Toc2168_3621840508"/></text:h>
      <text:p text:style-name="P13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3" draw:name="Bild68" text:anchor-type="char" svg:y="0.139cm" svg:width="6.279cm" svg:height="1.071cm" draw:z-index="31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12cm" svg:width="4.81cm" svg:height="1.169cm" draw:z-index="30"><draw:image xlink:href="Pictures/100002010000011C0000004594DF04342C36ED4C.png" xlink:type="simple" xlink:show="embed" xlink:actuate="onLoad" draw:mime-type="image/png"/></draw:frame><text:bookmark-start text:name="__RefHeading___Toc4760_21832465371"/>Last Operator <text:span text:style-name="T10">Blend to Neighbour</text:span><text:bookmark-end text:name="__RefHeading___Toc4760_21832465371"/></text:h>
      <text:h text:style-name="P32" text:outline-level="5"><text:bookmark-start text:name="__RefHeading___Toc3213_4101203148"/>Blend<text:bookmark-end text:name="__RefHeading___Toc3213_4101203148"/></text:h>
      <text:p text:style-name="P15">The blend factor<text:span text:style-name="T21">.</text:span>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A995DA6455D7E5BC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7">.</text:span></text:p>
      <text:h text:style-name="Heading_20_2" text:outline-level="2"><text:bookmark-start text:name="__RefHeading___Toc946_1132706634"/>Smooth Keys<text:bookmark-end text:name="__RefHeading___Toc946_1132706634"/></text:h>
      <text:p text:style-name="P9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5431B16F7F4D6E21.png" xlink:type="simple" xlink:show="embed" xlink:actuate="onLoad" draw:mime-type="image/png"/></draw:frame><text:bookmark-start text:name="__RefHeading___Toc202_2983988319"/><text:soft-page-break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0">Bake selected F-Curves to a set of sampled points. This makes the curve not longer editable.</text:p>
      <text:h text:style-name="P30" text:outline-level="2"><text:bookmark-start text:name="__RefHeading___Toc1122_2164526428"/><text:span text:style-name="T18">Un-</text:span>Bake Curve<text:bookmark-end text:name="__RefHeading___Toc1122_2164526428"/></text:h>
      <text:p text:style-name="P12"><text:span text:style-name="T18">Un-bake a baked </text:span><text:span text:style-name="T19">F-Curve</text:span><text:span text:style-name="T18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0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86ac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69bfc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7</text:span><text:span text:style-name="MT1"> Editors - G</text:span><text:span text:style-name="MT6">raph Editor </text:span><text:span text:style-name="MT3">- </text:span><text:span text:style-name="MT7">Key</text:span><text:span text:style-name="MT8">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28M53S</meta:editing-duration>
    <meta:editing-cycles>73</meta:editing-cycles>
    <meta:generator>LibreOffice/7.0.4.2$Windows_X86_64 LibreOffice_project/dcf040e67528d9187c66b2379df5ea4407429775</meta:generator>
    <dc:date>2022-01-31T13:12:30.264000000</dc:date>
    <meta:document-statistic meta:table-count="3" meta:image-count="36" meta:object-count="0" meta:page-count="12" meta:paragraph-count="305" meta:word-count="1566" meta:character-count="9681" meta:non-whitespace-character-count="8414"/>
    <meta:template xlink:type="simple" xlink:actuate="onRequest" xlink:title="standard1cm" xlink:href="../../../AppData/Roaming/LibreOffice/4/user/template/standard1cm.ott" meta:date="2016-03-29T10:37:00.996000000"/>
  </office:meta>
</office:document-meta>
</file>